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text-underline-style="solid" style:text-underline-width="auto" style:text-underline-color="font-color" fo:font-weight="bold" officeooo:rsid="000697e2" officeooo:paragraph-rsid="000697e2" style:font-weight-asian="bold" style:font-weight-complex="bold"/>
    </style:style>
    <style:style style:name="P2" style:family="paragraph" style:parent-style-name="Standard">
      <style:paragraph-properties fo:line-height="150%" fo:text-align="start" style:justify-single-word="false"/>
      <style:text-properties style:text-underline-style="none" fo:font-weight="normal" officeooo:rsid="000697e2" officeooo:paragraph-rsid="00075fe8" style:font-weight-asian="normal" style:font-weight-complex="normal"/>
    </style:style>
    <style:style style:name="P3" style:family="paragraph" style:parent-style-name="Standard">
      <style:paragraph-properties fo:line-height="150%" fo:text-align="start" style:justify-single-word="false"/>
      <style:text-properties style:text-underline-style="none" fo:font-weight="normal" officeooo:rsid="000a333c" officeooo:paragraph-rsid="000a333c" style:font-weight-asian="normal" style:font-weight-complex="normal"/>
    </style:style>
    <style:style style:name="P4" style:family="paragraph" style:parent-style-name="Standard">
      <style:paragraph-properties fo:line-height="150%" fo:text-align="start" style:justify-single-word="false"/>
      <style:text-properties style:text-underline-style="none" fo:font-weight="normal" officeooo:rsid="000a333c" officeooo:paragraph-rsid="000b74c7" style:font-weight-asian="normal" style:font-weight-complex="normal"/>
    </style:style>
    <style:style style:name="P5" style:family="paragraph" style:parent-style-name="Standard">
      <style:paragraph-properties fo:line-height="150%" fo:text-align="start" style:justify-single-word="false"/>
      <style:text-properties style:text-underline-style="none" fo:font-weight="normal" officeooo:rsid="000a333c" officeooo:paragraph-rsid="001429f1" style:font-weight-asian="normal" style:font-weight-complex="normal"/>
    </style:style>
    <style:style style:name="P6" style:family="paragraph" style:parent-style-name="Standard">
      <style:paragraph-properties fo:line-height="150%" fo:text-align="start" style:justify-single-word="false"/>
      <style:text-properties style:text-underline-style="none" fo:font-weight="normal" officeooo:rsid="000deb8a" officeooo:paragraph-rsid="000deb8a" style:font-weight-asian="normal" style:font-weight-complex="normal"/>
    </style:style>
    <style:style style:name="P7" style:family="paragraph" style:parent-style-name="Standard">
      <style:paragraph-properties fo:line-height="150%" fo:text-align="start" style:justify-single-word="false"/>
      <style:text-properties style:text-underline-style="none" fo:font-weight="normal" officeooo:rsid="001e9927" officeooo:paragraph-rsid="001e9927" style:font-weight-asian="normal" style:font-weight-complex="normal"/>
    </style:style>
    <style:style style:name="P8" style:family="paragraph" style:parent-style-name="Standard">
      <style:paragraph-properties fo:line-height="150%" fo:text-align="start" style:justify-single-word="false"/>
      <style:text-properties style:font-name="Times New Roman" fo:font-size="12pt" style:text-underline-style="none" fo:font-weight="normal" officeooo:rsid="00075fe8" officeooo:paragraph-rsid="00075fe8" style:font-size-asian="10.5pt" style:font-weight-asian="normal" style:font-size-complex="12pt" style:font-weight-complex="normal"/>
    </style:style>
    <style:style style:name="P9" style:family="paragraph" style:parent-style-name="Standard">
      <style:paragraph-properties fo:line-height="150%" fo:text-align="start" style:justify-single-word="false"/>
      <style:text-properties style:font-name="Times New Roman" fo:font-size="12pt" style:text-underline-style="none" fo:font-weight="normal" officeooo:rsid="000a333c" officeooo:paragraph-rsid="000a333c" style:font-size-asian="10.5pt" style:font-weight-asian="normal" style:font-size-complex="12pt" style:font-weight-complex="normal"/>
    </style:style>
    <style:style style:name="P10" style:family="paragraph" style:parent-style-name="Standard">
      <style:paragraph-properties fo:line-height="150%" fo:text-align="start" style:justify-single-word="false"/>
      <style:text-properties style:font-name="Times New Roman" fo:font-size="12pt" style:text-underline-style="none" fo:font-weight="normal" officeooo:rsid="000b74c7" officeooo:paragraph-rsid="000a333c" style:font-size-asian="10.5pt" style:font-weight-asian="normal" style:font-size-complex="12pt" style:font-weight-complex="normal"/>
    </style:style>
    <style:style style:name="P11" style:family="paragraph" style:parent-style-name="Standard">
      <style:paragraph-properties fo:line-height="150%" fo:text-align="start" style:justify-single-word="false"/>
      <style:text-properties style:font-name="Times New Roman" fo:font-size="12pt" style:text-underline-style="none" fo:font-weight="normal" officeooo:rsid="000b74c7" officeooo:paragraph-rsid="000b74c7" style:font-size-asian="10.5pt" style:font-weight-asian="normal" style:font-size-complex="12pt" style:font-weight-complex="normal"/>
    </style:style>
    <style:style style:name="P12" style:family="paragraph" style:parent-style-name="Standard">
      <style:paragraph-properties fo:line-height="150%" fo:text-align="start" style:justify-single-word="false"/>
      <style:text-properties style:font-name="Times New Roman" fo:font-size="12pt" style:text-underline-style="none" fo:font-weight="normal" officeooo:rsid="000d542a" officeooo:paragraph-rsid="000b74c7" style:font-size-asian="10.5pt" style:font-weight-asian="normal" style:font-size-complex="12pt" style:font-weight-complex="normal"/>
    </style:style>
    <style:style style:name="P13" style:family="paragraph" style:parent-style-name="Standard">
      <style:paragraph-properties fo:line-height="150%" fo:text-align="start" style:justify-single-word="false"/>
      <style:text-properties style:font-name="Times New Roman" fo:font-size="12pt" style:text-underline-style="none" fo:font-weight="normal" officeooo:rsid="000deb8a" officeooo:paragraph-rsid="000b74c7" style:font-size-asian="10.5pt" style:font-weight-asian="normal" style:font-size-complex="12pt" style:font-weight-complex="normal"/>
    </style:style>
    <style:style style:name="P14" style:family="paragraph" style:parent-style-name="Standard">
      <style:paragraph-properties fo:line-height="150%" fo:text-align="start" style:justify-single-word="false"/>
      <style:text-properties style:font-name="Times New Roman" fo:font-size="12pt" style:text-underline-style="none" fo:font-weight="normal" officeooo:rsid="000deb8a" officeooo:paragraph-rsid="000deb8a" style:font-size-asian="10.5pt" style:font-weight-asian="normal" style:font-size-complex="12pt" style:font-weight-complex="normal"/>
    </style:style>
    <style:style style:name="P15" style:family="paragraph" style:parent-style-name="Standard">
      <style:paragraph-properties fo:line-height="150%" fo:text-align="start" style:justify-single-word="false"/>
      <style:text-properties style:font-name="Times New Roman" fo:font-size="12pt" style:text-underline-style="none" fo:font-weight="normal" officeooo:rsid="000f181b" officeooo:paragraph-rsid="000deb8a" style:font-size-asian="10.5pt" style:font-weight-asian="normal" style:font-size-complex="12pt" style:font-weight-complex="normal"/>
    </style:style>
    <style:style style:name="P16" style:family="paragraph" style:parent-style-name="Standard">
      <style:paragraph-properties fo:line-height="150%" fo:text-align="start" style:justify-single-word="false"/>
      <style:text-properties style:font-name="Times New Roman" fo:font-size="12pt" style:text-underline-style="none" fo:font-weight="normal" officeooo:rsid="00101f99" officeooo:paragraph-rsid="000deb8a" style:font-size-asian="10.5pt" style:font-weight-asian="normal" style:font-size-complex="12pt" style:font-weight-complex="normal"/>
    </style:style>
    <style:style style:name="P17" style:family="paragraph" style:parent-style-name="Standard">
      <style:paragraph-properties fo:line-height="150%" fo:text-align="start" style:justify-single-word="false"/>
      <style:text-properties style:font-name="Times New Roman" fo:font-size="12pt" style:text-underline-style="none" fo:font-weight="normal" officeooo:rsid="00104b55" officeooo:paragraph-rsid="000deb8a" style:font-size-asian="10.5pt" style:font-weight-asian="normal" style:font-size-complex="12pt" style:font-weight-complex="normal"/>
    </style:style>
    <style:style style:name="P18" style:family="paragraph" style:parent-style-name="Standard">
      <style:paragraph-properties fo:line-height="150%" fo:text-align="start" style:justify-single-word="false"/>
      <style:text-properties style:font-name="Times New Roman" fo:font-size="12pt" style:text-underline-style="none" fo:font-weight="normal" officeooo:rsid="0011b938" officeooo:paragraph-rsid="000deb8a" style:font-size-asian="10.5pt" style:font-weight-asian="normal" style:font-size-complex="12pt" style:font-weight-complex="normal"/>
    </style:style>
    <style:style style:name="P19" style:family="paragraph" style:parent-style-name="Standard">
      <style:paragraph-properties fo:line-height="150%" fo:text-align="start" style:justify-single-word="false"/>
      <style:text-properties style:font-name="Times New Roman" fo:font-size="12pt" style:text-underline-style="none" fo:font-weight="normal" officeooo:rsid="0011b938" officeooo:paragraph-rsid="0011b938" style:font-size-asian="10.5pt" style:font-weight-asian="normal" style:font-size-complex="12pt" style:font-weight-complex="normal"/>
    </style:style>
    <style:style style:name="P20" style:family="paragraph" style:parent-style-name="Standard">
      <style:paragraph-properties fo:line-height="150%" fo:text-align="start" style:justify-single-word="false"/>
      <style:text-properties style:font-name="Times New Roman" fo:font-size="12pt" style:text-underline-style="none" fo:font-weight="normal" officeooo:rsid="00207861" officeooo:paragraph-rsid="00207861" style:font-size-asian="10.5pt" style:font-weight-asian="normal" style:font-size-complex="12pt" style:font-weight-complex="normal"/>
    </style:style>
    <style:style style:name="P21" style:family="paragraph" style:parent-style-name="Standard">
      <style:paragraph-properties fo:line-height="150%" fo:text-align="start" style:justify-single-word="false"/>
      <style:text-properties style:font-name="Times New Roman" fo:font-size="12pt" style:text-underline-style="none" fo:font-weight="normal" officeooo:rsid="0020ad9b" officeooo:paragraph-rsid="0020ad9b" style:font-size-asian="10.5pt" style:font-weight-asian="normal" style:font-size-complex="12pt" style:font-weight-complex="normal"/>
    </style:style>
    <style:style style:name="T1" style:family="text">
      <style:text-properties officeooo:rsid="00075fe8"/>
    </style:style>
    <style:style style:name="T2" style:family="text">
      <style:text-properties style:font-name="Times New Roman" fo:font-size="12pt" style:font-size-asian="10.5pt" style:font-size-complex="12pt"/>
    </style:style>
    <style:style style:name="T3" style:family="text">
      <style:text-properties style:font-name="Times New Roman" fo:font-size="12pt" officeooo:rsid="00075fe8" style:font-size-asian="10.5pt" style:font-size-complex="12pt"/>
    </style:style>
    <style:style style:name="T4" style:family="text">
      <style:text-properties style:font-name="Times New Roman" fo:font-size="12pt" officeooo:rsid="0009320f" style:font-size-asian="10.5pt" style:font-size-complex="12pt"/>
    </style:style>
    <style:style style:name="T5" style:family="text">
      <style:text-properties style:font-name="Times New Roman" fo:font-size="12pt" officeooo:rsid="000b74c7" style:font-size-asian="10.5pt" style:font-size-complex="12pt"/>
    </style:style>
    <style:style style:name="T6" style:family="text">
      <style:text-properties style:font-name="Times New Roman" fo:font-size="12pt" officeooo:rsid="000c064c" style:font-size-asian="10.5pt" style:font-size-complex="12pt"/>
    </style:style>
    <style:style style:name="T7" style:family="text">
      <style:text-properties style:font-name="Times New Roman" fo:font-size="12pt" officeooo:rsid="000d542a" style:font-size-asian="10.5pt" style:font-size-complex="12pt"/>
    </style:style>
    <style:style style:name="T8" style:family="text">
      <style:text-properties style:font-name="Times New Roman" fo:font-size="12pt" officeooo:rsid="000deb8a" style:font-size-asian="10.5pt" style:font-size-complex="12pt"/>
    </style:style>
    <style:style style:name="T9" style:family="text">
      <style:text-properties style:font-name="Times New Roman" fo:font-size="12pt" officeooo:rsid="000f181b" style:font-size-asian="10.5pt" style:font-size-complex="12pt"/>
    </style:style>
    <style:style style:name="T10" style:family="text">
      <style:text-properties style:font-name="Times New Roman" fo:font-size="12pt" officeooo:rsid="00101f99" style:font-size-asian="10.5pt" style:font-size-complex="12pt"/>
    </style:style>
    <style:style style:name="T11" style:family="text">
      <style:text-properties style:font-name="Times New Roman" fo:font-size="12pt" officeooo:rsid="00104b55" style:font-size-asian="10.5pt" style:font-size-complex="12pt"/>
    </style:style>
    <style:style style:name="T12" style:family="text">
      <style:text-properties style:font-name="Times New Roman" fo:font-size="12pt" officeooo:rsid="0011b938" style:font-size-asian="10.5pt" style:font-size-complex="12pt"/>
    </style:style>
    <style:style style:name="T13" style:family="text">
      <style:text-properties style:font-name="Times New Roman" fo:font-size="12pt" officeooo:rsid="0015f0f2" style:font-size-asian="10.5pt" style:font-size-complex="12pt"/>
    </style:style>
    <style:style style:name="T14" style:family="text">
      <style:text-properties style:font-name="Times New Roman" fo:font-size="12pt" officeooo:rsid="0017ab34" style:font-size-asian="10.5pt" style:font-size-complex="12pt"/>
    </style:style>
    <style:style style:name="T15" style:family="text">
      <style:text-properties style:font-name="Times New Roman" fo:font-size="12pt" officeooo:rsid="00181f5a" style:font-size-asian="10.5pt" style:font-size-complex="12pt"/>
    </style:style>
    <style:style style:name="T16" style:family="text">
      <style:text-properties style:font-name="Times New Roman" fo:font-size="12pt" officeooo:rsid="00184b7e" style:font-size-asian="10.5pt" style:font-size-complex="12pt"/>
    </style:style>
    <style:style style:name="T17" style:family="text">
      <style:text-properties style:font-name="Times New Roman" fo:font-size="12pt" officeooo:rsid="001c41bd" style:font-size-asian="10.5pt" style:font-size-complex="12pt"/>
    </style:style>
    <style:style style:name="T18" style:family="text">
      <style:text-properties style:font-name="Times New Roman" fo:font-size="12pt" officeooo:rsid="001e164e" style:font-size-asian="10.5pt" style:font-size-complex="12pt"/>
    </style:style>
    <style:style style:name="T19" style:family="text">
      <style:text-properties style:font-name="Times New Roman" fo:font-size="12pt" officeooo:rsid="001e9927" style:font-size-asian="10.5pt" style:font-size-complex="12pt"/>
    </style:style>
    <style:style style:name="T20" style:family="text">
      <style:text-properties style:font-name="Times New Roman" fo:font-size="12pt" officeooo:rsid="001f1983" style:font-size-asian="10.5pt" style:font-size-complex="12pt"/>
    </style:style>
    <style:style style:name="T21" style:family="text">
      <style:text-properties style:font-name="Times New Roman" fo:font-size="12pt" officeooo:rsid="001fe78f" style:font-size-asian="10.5pt" style:font-size-complex="12pt"/>
    </style:style>
    <style:style style:name="T22" style:family="text">
      <style:text-properties style:font-name="Times New Roman" fo:font-size="12pt" officeooo:rsid="00207861" style:font-size-asian="10.5pt" style:font-size-complex="12pt"/>
    </style:style>
    <style:style style:name="T23" style:family="text">
      <style:text-properties style:font-name="Times New Roman" fo:font-size="12pt" officeooo:rsid="0020ad9b" style:font-size-asian="10.5pt" style:font-size-complex="12pt"/>
    </style:style>
    <style:style style:name="T24" style:family="text">
      <style:text-properties style:font-name="Times New Roman" fo:font-size="12pt" officeooo:rsid="00216553" style:font-size-asian="10.5pt" style:font-size-complex="12pt"/>
    </style:style>
    <style:style style:name="T25" style:family="text">
      <style:text-properties style:font-name="Times New Roman" fo:font-size="12pt" officeooo:rsid="0022b5a2" style:font-size-asian="10.5pt" style:font-size-complex="12pt"/>
    </style:style>
    <style:style style:name="T26" style:family="text">
      <style:text-properties style:font-name="Times New Roman" fo:font-size="12pt" officeooo:rsid="0024985b" style:font-size-asian="10.5pt" style:font-size-complex="12pt"/>
    </style:style>
    <style:style style:name="T27" style:family="text">
      <style:text-properties style:font-name="Times New Roman" fo:font-size="12pt" officeooo:rsid="0027313e" style:font-size-asian="10.5pt" style:font-size-complex="12pt"/>
    </style:style>
    <style:style style:name="T28" style:family="text">
      <style:text-properties style:text-position="super 58%" officeooo:rsid="00207861"/>
    </style:style>
    <style:style style:name="T29" style:family="text">
      <style:text-properties officeooo:rsid="0018f574"/>
    </style:style>
    <style:style style:name="T30" style:family="text">
      <style:text-properties officeooo:rsid="001ac721"/>
    </style:style>
    <style:style style:name="T31" style:family="text">
      <style:text-properties officeooo:rsid="001e164e"/>
    </style:style>
    <style:style style:name="T32" style:family="text">
      <style:text-properties officeooo:rsid="001e9927"/>
    </style:style>
    <style:style style:name="T33" style:family="text">
      <style:text-properties officeooo:rsid="001f1983"/>
    </style:style>
    <style:style style:name="T34" style:family="text">
      <style:text-properties officeooo:rsid="001fe78f"/>
    </style:style>
    <style:style style:name="T35" style:family="text">
      <style:text-properties officeooo:rsid="00207861"/>
    </style:style>
    <style:style style:name="T36" style:family="text">
      <style:text-properties officeooo:rsid="0020ad9b"/>
    </style:style>
    <style:style style:name="T37" style:family="text">
      <style:text-properties officeooo:rsid="00216553"/>
    </style:style>
    <style:style style:name="T38" style:family="text">
      <style:text-properties officeooo:rsid="0022b5a2"/>
    </style:style>
    <style:style style:name="T39" style:family="text">
      <style:text-properties officeooo:rsid="0024985b"/>
    </style:style>
    <style:style style:name="T40" style:family="text">
      <style:text-properties officeooo:rsid="002660b2"/>
    </style:style>
    <style:style style:name="T41" style:family="text">
      <style:text-properties officeooo:rsid="0027313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rostasis Resurrection</text:p>
      <text:p text:style-name="P1">Part VII.V – Evaluation committee / Bio-carrier</text:p>
      <text:p text:style-name="P2"><text:tab/><text:span text:style-name="T1">Sgt. Rudolph Pezaveng and Cpl. <text:s/></text:span><text:span text:style-name="T3">Brumhilda 'Death-</text:span><text:span text:style-name="T16">R</text:span><text:span text:style-name="T3">ay' Valden were sent to the latest crash site along with a civilian they </text:span><text:span text:style-name="T19">were assigned</text:span><text:span text:style-name="T3"> to escort. She was an expert at evaluating damaged carriers. Brumhilda gave a </text:span><text:span text:style-name="T19">gentle</text:span><text:span text:style-name="T3"> elbow to her sergeant to lure his attention as silently as she could.</text:span></text:p>
      <text:p text:style-name="P7"><text:span text:style-name="T3">T</text:span><text:span text:style-name="T2">he </text:span><text:span text:style-name="T27">High Value Individual</text:span><text:span text:style-name="T2"> was opposite them minding her own business as it may.</text:span></text:p>
      <text:p text:style-name="P8"><text:tab/>“What is it, Valden?” He was trying not to yawn as <text:span text:style-name="T37">we</text:span> were still sitting in the shuttle to the crash site.</text:p>
      <text:p text:style-name="P8"><text:tab/>“What's the name of this civilian expert?” <text:span text:style-name="T40">I asked.</text:span></text:p>
      <text:p text:style-name="P8"><text:tab/>“Gwendolyn Roberts. <text:span text:style-name="T36">S</text:span>he's an engineer of some sort, <text:span text:style-name="T36">I believe.</text:span>”</text:p>
      <text:p text:style-name="P2"><text:span text:style-name="T3"><text:tab/></text:span><text:span text:style-name="T23">I</text:span><text:span text:style-name="T3"> tried to be nice </text:span><text:span text:style-name="T19">and </text:span><text:span text:style-name="T3">approach</text:span><text:span text:style-name="T19">ed</text:span><text:span text:style-name="T3"> the woman who sat opposite </text:span><text:span text:style-name="T23">me</text:span><text:span text:style-name="T3">, </text:span><text:span text:style-name="T19">playing</text:span><text:span text:style-name="T3"> </text:span><text:span text:style-name="T19">with a </text:span><text:span text:style-name="T3">portable music player controls on her smart watch: “Hi, Gwen, right? </text:span><text:span text:style-name="T23">May I call you Gwen?</text:span><text:span text:style-name="T3">”</text:span></text:p>
      <text:p text:style-name="P8"><text:tab/>“No, you will address me as Miss Roberts or <text:span text:style-name="T36">as </text:span>Gwendolyn, but don't call me Gwen.” <text:span text:style-name="T32">She answered rather coldly.</text:span></text:p>
      <text:p text:style-name="P8"><text:tab/>“I see, Gwendolyn it is. You can call me Valden, it will be easier to pronounce I believe, than Brumhilda. <text:span text:style-name="T36">B</text:span>ut as you see fit, I suppose.” <text:span text:style-name="T40">I</text:span> was pulled back to the seat by Sgt. Pezaveng.</text:p>
      <text:p text:style-name="P8"><text:tab/>“Why are you troubling our guest, Valden?” <text:span text:style-name="T32">His eyes were gleaming through tiny slits as he was trying to avert his gaze from the lighting in the shuttle's ceiling.</text:span></text:p>
      <text:p text:style-name="P8"><text:tab/>“I was just trying to be nice, and I got bored of this ride, nearly twenty minutes of awkward silence didn<text:span text:style-name="T32">'</text:span>t <text:span text:style-name="T32">feel right, you know, Sarge?</text:span>” <text:span text:style-name="T32">He seemed oblivious to answer and fell back to sleep.</text:span></text:p>
      <text:p text:style-name="P2"><text:span text:style-name="T3"><text:tab/>“I didn't want to wake the beast. </text:span><text:span text:style-name="T20">G</text:span><text:span text:style-name="T3">et some rest, we'll be there in ten minutes tops.” He </text:span><text:span text:style-name="T24">whispered</text:span><text:span text:style-name="T3"> </text:span><text:span text:style-name="T19">with closed eye lids. He</text:span><text:span text:style-name="T3"> returned to his beauty sleep. The Ford knows he needed it </text:span><text:span text:style-name="T4">more than others in </text:span><text:span text:style-name="T19">our</text:span><text:span text:style-name="T4"> outpost. </text:span><text:span text:style-name="T19">Kennel 256 is not as bad as some might think. If the prison wouldn't be there it might have been better altogether.</text:span></text:p>
      <text:p text:style-name="P3"><text:span text:style-name="T4"><text:tab/>T</text:span><text:span text:style-name="T2">he shuttle landed at the center of the crashed carrier. </text:span><text:span text:style-name="T19">I</text:span><text:span text:style-name="T2"> </text:span><text:span text:style-name="T19">a</text:span><text:span text:style-name="T2">wakened </text:span><text:span text:style-name="T19">the</text:span><text:span text:style-name="T2"> Sgt. Once more and </text:span><text:span text:style-name="T19">we </text:span><text:span text:style-name="T2">escorted </text:span><text:span text:style-name="T19">our</text:span><text:span text:style-name="T2"> HVI out. The shuttle took off immediately after leaving </text:span><text:span text:style-name="T19">us</text:span><text:span text:style-name="T2"> with a homing beacon device for safe retrieval. </text:span><text:span text:style-name="T19">This landing marker was </text:span><text:span text:style-name="T20">a kind of an anchor point to be duo-hexangulated when necessary.</text:span></text:p>
      <text:p text:style-name="P9"><text:tab/>“Sgt Rudolph Pezaveng, do you recognize this?” Gwendolyn asked as she pointed towards an exposed element of the ship interior that protruded outwards in a weird way.</text:p>
      <text:p text:style-name="P3"><text:span text:style-name="T2"><text:tab/>“I </text:span><text:span text:style-name="T20">guess</text:span><text:span text:style-name="T2"> this exposed nuclear reactor explains the need of the </text:span><text:span text:style-name="T20">hazmat</text:span><text:span text:style-name="T5"> suits we're wearing right now. Good call, Gwendolyn.” </text:span><text:span text:style-name="T25">He's right, nuclear reactors usually stay inside the ship.</text:span></text:p>
      <text:p text:style-name="P10"><text:tab/>“Better safe than sorry, I'd say, <text:span text:style-name="T33">Sg</text:span>t. <text:span text:style-name="T33">Pezaveng</text:span>.” <text:span text:style-name="T33">We</text:span> walked through a tear in the calcium-<text:soft-page-break/>carbonate hull into the ship interior. There were many <text:span text:style-name="T33">k</text:span>eratin sinews that seemed to connect the ship's outer membrane with the metallic exo-skeleton. “Do you know what this is, <text:span text:style-name="T33">Cpl. Valden</text:span>?”</text:p>
      <text:p text:style-name="P11"><text:tab/>“What is <text:span text:style-name="T33">what</text:span>, Gwendolyn?”</text:p>
      <text:p text:style-name="P4"><text:span text:style-name="T5"><text:tab/>“The ship's armour, why is it made out of </text:span><text:span text:style-name="T20">calcium carbonate</text:span><text:span text:style-name="T5">?”</text:span></text:p>
      <text:p text:style-name="P4"><text:span text:style-name="T5"><text:tab/>“</text:span><text:span text:style-name="T6">This use</text:span><text:span text:style-name="T20">s</text:span><text:span text:style-name="T6"> the same principal as crabs do, when they </text:span><text:span text:style-name="T7">shed their shells and they have soft armour, but it has the ability to concentrate its full potency into a single point when it detects a threat entering its intimate range.” </text:span><text:span text:style-name="T20">I demonstrated</text:span><text:span text:style-name="T7"> by holding </text:span><text:span text:style-name="T20">my</text:span><text:span text:style-name="T7"> hands away from </text:span><text:span text:style-name="T20">me</text:span><text:span text:style-name="T7"> towards Sgt. Pezaveng, as if to ward him away from </text:span><text:span text:style-name="T20">me</text:span><text:span text:style-name="T7"> despite </text:span><text:span text:style-name="T20">t</text:span><text:span text:style-name="T7">he </text:span><text:span text:style-name="T20">fact he </text:span><text:span text:style-name="T7">was further than </text:span><text:span text:style-name="T20">my</text:span><text:span text:style-name="T7"> hands could reach.</text:span></text:p>
      <text:p text:style-name="P12"><text:tab/>“Not bad, Valden”. He pretended to miss the gesture, taking a closer look on the <text:span text:style-name="T33">k</text:span>eratin sinews.</text:p>
      <text:p text:style-name="P12"><text:tab/>“I suppose you, sergeant, already knew this. I wonder if <text:span text:style-name="T31">you</text:span> can explain what is the purpose of the <text:span text:style-name="T29">g</text:span>elatin<text:span text:style-name="T29">ous reactive</text:span> <text:span text:style-name="T29">charges' </text:span>face-plates?”</text:p>
      <text:p text:style-name="P12"><text:tab/>“Are you referring to the ones interlaced between the Calcium carbonate outer grid?”</text:p>
      <text:p text:style-name="P12"><text:tab/>“The <text:span text:style-name="T33">very same.</text:span> <text:span text:style-name="T33">I</text:span>f you will, Sgt. Pezaveng?”</text:p>
      <text:p text:style-name="P12"><text:tab/>“<text:span text:style-name="T38">Certainly</text:span>, <text:span text:style-name="T33">Miss</text:span> Roberts. They contain photo-voltaic <text:span text:style-name="T33">pico</text:span>cells and chloroplasts.”</text:p>
      <text:p text:style-name="P12"><text:tab/>“That's right, and why is that?”</text:p>
      <text:p text:style-name="P12"><text:tab/>“<text:span text:style-name="T30">The reactive charges are meant to negate hollow-point – </text:span>” <text:span text:style-name="T33">I tried to help him explain.</text:span></text:p>
      <text:p text:style-name="P12"><text:tab/>“Shut it, Valden. They are used for creating the electricity for the nerve system of the ship's armour and to feed it glucose and replenish our starch and power supply cells.”</text:p>
      <text:p text:style-name="P12"><text:tab/>“They depend on solar power to do this of course, this is why we have cells – <text:span text:style-name="T33"><text:s/></text:span>”</text:p>
      <text:p text:style-name="P12"><text:tab/>“Shut it, Valden, I know, I don't need your help.” A frown was shared between <text:span text:style-name="T41">me and the Sarge</text:span>.</text:p>
      <text:p text:style-name="P12"><text:tab/>“This is no<text:span text:style-name="T33">t an actual</text:span> test of knowledge. Your C.O. asked me to see that you have some basic <text:span text:style-name="T33">proficiency</text:span> for future promotions that are in store for you both. If this is a cause for dismay, however, I can <text:span text:style-name="T33">go over</text:span> my check-list on my own without bothering you two. <text:span text:style-name="T33">Though with a more latent promotion in your military careers. I'll be waiting in the hall while you deliberate.</text:span>”</text:p>
      <text:p text:style-name="P5"><text:span text:style-name="T7"><text:tab/>A few awkward moments passed. </text:span><text:span text:style-name="T20">I</text:span><text:span text:style-name="T7"> did not bother to look into Pezaveng</text:span><text:span text:style-name="T25">'s</text:span><text:span text:style-name="T7"> eyes during them, except for a very quick glance. He was doing pretty much the same, even though he was staring in </text:span><text:span text:style-name="T20">my</text:span><text:span text:style-name="T7"> general direction half of that time making half-gestures with his index finger. </text:span><text:span text:style-name="T20">I</text:span><text:span text:style-name="T8"> was giving him the finger behind </text:span><text:span text:style-name="T20">my</text:span><text:span text:style-name="T8"> back, but almost transmitted that mental imagery to </text:span><text:span text:style-name="T20">my</text:span><text:span text:style-name="T8"> commander, </text:span><text:span text:style-name="T20">if </text:span><text:span text:style-name="T8">a sudden mental block </text:span><text:span text:style-name="T20">hadn't </text:span><text:span text:style-name="T8">prevented </text:span><text:span text:style-name="T20">me</text:span><text:span text:style-name="T8"> from </text:span><text:span text:style-name="T26">committing this faux pas</text:span><text:span text:style-name="T8">. </text:span><text:span text:style-name="T20">Maybe she does care then. I heard she has a sister in Kennel 128 outpost, a special arms commando.</text:span></text:p>
      <text:p text:style-name="P13"><text:tab/>“I'm sorry, Death-Ray, Please continue.”</text:p>
      <text:p text:style-name="P13"><text:tab/>“No, I'm sorry sergeant. I don't know why I'm bothering to impress Miss Roberts.”</text:p>
      <text:p text:style-name="P4"><text:soft-page-break/><text:span text:style-name="T8"><text:tab/>“Maybe she reminds you </text:span><text:span text:style-name="T13">of </text:span><text:span text:style-name="T8">your high school teacher or something.”</text:span></text:p>
      <text:p text:style-name="P13"><text:tab/>“Maybe.” <text:span text:style-name="T34">I was</text:span> <text:span text:style-name="T34">about</text:span> to embark on a reminiscing journey so Sgt. Pezaveng had to stop that thought at all costs. <text:span text:style-name="T34">I could discern the fear in his eyes.</text:span></text:p>
      <text:p text:style-name="P13"><text:tab/>“Cpl. Valden, please continue to assist Gwendolyn as you see fit.”</text:p>
      <text:p text:style-name="P13"><text:tab/>“Aye aye sir.” <text:span text:style-name="T34">I</text:span> turned with a new spirit of enthusiasm towards miss Roberts <text:span text:style-name="T34">who came back to the room</text:span>. “What now Ma'am?”</text:p>
      <text:p text:style-name="P13"><text:tab/>“Is there anything you'd like to tell me about the <text:span text:style-name="T34">k</text:span>eratin sinews, corporal?”</text:p>
      <text:p text:style-name="P13"><text:tab/>“They help attach the metal exoskeleton of the ship chassis to the calcium carbonate armour stratum.”</text:p>
      <text:p text:style-name="P13"><text:tab/>“Very <text:span text:style-name="T39">good</text:span>, we'll move now to the storage facilities.”</text:p>
      <text:p text:style-name="P13"><text:tab/>“Or what's left of them”. <text:span text:style-name="T34">I was trying to lighten the mood.</text:span></text:p>
      <text:p text:style-name="P13"><text:tab/>“Shut it, Valden.” That nearly came from both of them, but old habits die hard, it appears.</text:p>
      <text:p text:style-name="P14">On the way to the storage bays, <text:span text:style-name="T34">we</text:span> went through the launch deck which consisted of 12 launch tubes.</text:p>
      <text:p text:style-name="P6"><text:span text:style-name="T2">“Hey Death-Ray, that's your are</text:span><text:span text:style-name="T14">a</text:span><text:span text:style-name="T2"> of expertise, why don't you explain to Gwendolyn, here, what is the purpose of each launch tube?”</text:span></text:p>
      <text:p text:style-name="P14"><text:tab/>“As if she doesn't know.” <text:span text:style-name="T39">I gave a 'leave-me-alone' stare to Sgt. Pezaveng.</text:span></text:p>
      <text:p text:style-name="P14"><text:tab/>“Please enlighten me, corporal.” <text:span text:style-name="T39">Miss Gwendolyn insisted.</text:span></text:p>
      <text:p text:style-name="P6"><text:span text:style-name="T2"><text:tab/>“Tubes A1-A4 are used for VTOLs. Tubes B1-B4 are the ones we, mecha-pilots, use for aerial deployment over battlefiel</text:span><text:span text:style-name="T15">d</text:span><text:span text:style-name="T2">s. Tubes C1-C4 are supposedly reserved for deployment of Aquatic Zeppelins, though I never saw them being used before, and I doubt if they have any real-world application.”</text:span></text:p>
      <text:p text:style-name="P14"><text:tab/>“You don't believe in <text:span text:style-name="T34">aquatic zeppelins'</text:span> efficiency?”</text:p>
      <text:p text:style-name="P14"><text:tab/>“I've never seen them in action. I would believe in nuclear based hover-boards though.”</text:p>
      <text:p text:style-name="P6"><text:span text:style-name="T2"><text:tab/>“A</text:span><text:span text:style-name="T21">quatic zeppelins</text:span><text:span text:style-name="T2"> will still shape things to come. Mark my words, corporal.” </text:span><text:span text:style-name="T21">I</text:span><text:span text:style-name="T2"> gave a questioning </text:span><text:span text:style-name="T26">glance</text:span><text:span text:style-name="T2"> </text:span><text:span text:style-name="T26">at</text:span><text:span text:style-name="T2"> Sgt. Pezaveng. He seemed to nod in agreement or perhaps to hint that </text:span><text:span text:style-name="T21">I</text:span><text:span text:style-name="T2"> should not argue with this civilian. </text:span><text:span text:style-name="T21">We</text:span><text:span text:style-name="T2"> passed several Hangars and aircraft elevators. </text:span><text:span text:style-name="T9">One corridor </text:span><text:span text:style-name="T26">led </text:span><text:span text:style-name="T9">to the bridge and the communication array, but it was blocked with debris from the crash. The structural integrity of the carrier </text:span><text:span text:style-name="T26">was</text:span><text:span text:style-name="T9"> far from intact, despite the </text:span><text:span text:style-name="T22">casual </text:span><text:span text:style-name="T9">way </text:span><text:span text:style-name="T22">we</text:span><text:span text:style-name="T9"> walk</text:span><text:span text:style-name="T26">ed</text:span><text:span text:style-name="T9"> there as if nothing had happened. The carrier lost its airborne capability due to nuclear malfunction, or worse, it had seemed. </text:span><text:span text:style-name="T22">Nuclear reactors doesn't usually protrude outside the bio-carrier vicinity on their own accord. Something, or most likely, some things pushed it outside of its comfort zone.</text:span></text:p>
      <text:p text:style-name="P15"><text:tab/>Another destroyed arena was the entertainment lounge, filled with left-overs of fast-food supply chains. Th<text:span text:style-name="T35">is was the</text:span> only civilian operated zone in the <text:span text:style-name="T35">entire</text:span> ship. <text:span text:style-name="T35">I really miss the block house and its </text:span><text:soft-page-break/><text:span text:style-name="T35">stakes. I heard the Ramen soup here was a delight. They had a nice multiplex with only 64 screens as <text:s/>a reminder of old forms of 21</text:span><text:span text:style-name="T28">st</text:span><text:span text:style-name="T35"> century entertainment.</text:span> <text:span text:style-name="T35">We </text:span>reached the lower decks now, where the storage facilities were located, though now overlapping with the propulsion system due to the crash.</text:p>
      <text:p text:style-name="P6"><text:span text:style-name="T9"><text:tab/>“</text:span><text:span text:style-name="T10">Corporal, if you don't mind, please check the food and </text:span><text:span text:style-name="T17">fuel</text:span><text:span text:style-name="T10"> storage rooms, while me and the sergeant will survey the </text:span><text:span text:style-name="T17">munitions</text:span><text:span text:style-name="T10"> and engineering spare parts compartments.”</text:span></text:p>
      <text:p text:style-name="P16"><text:tab/>“I'm not sure that it makes much of a difference now, when engine parts are inter-mixed with what seemed not too long ago the maintenance deck.”</text:p>
      <text:p text:style-name="P16"><text:tab/>“Valden...”</text:p>
      <text:p text:style-name="P16"><text:tab/>“I know, sir, I'm shutting up.” <text:span text:style-name="T35">Nothing I say pleases them.</text:span></text:p>
      <text:p text:style-name="P16"><text:tab/>“Good. Don't forget to put markers on body parts the previous expedition missed. I don't want to explain to the commodore who wasted his precious bio-mass reserves.”</text:p>
      <text:p text:style-name="P16"><text:tab/>“I hear he may cut from us a pound of flesh if something will be missing.”</text:p>
      <text:p text:style-name="P16"><text:tab/>“Shut up, Valden.” This time it came from miss Roberts. So far she seemed like there is nothing that can unwind her. <text:span text:style-name="T35">A</text:span>pparently the casual way, <text:span text:style-name="T35">w</text:span>e soldiers who get resurrected as the situation mandates, though with a higher priority to pilots, mecha-pilots and commando unit members in this particular order, did a number on her mental state. Especially now when she shrieked and seemed almost to <text:span text:style-name="T31">vomit</text:span> in her <text:span text:style-name="T35">hazmat</text:span> suit.</text:p>
      <text:p text:style-name="P16"><text:tab/>“What is it, Gwendolyn?” It was the sergeant who asked.</text:p>
      <text:p text:style-name="P16"><text:tab/>“There.” She pointed with a trembling finger towards a pile of unpicked body parts floating in a pool of blood that the cleansing crew seemed to have missed. It was piled up in a small nook, that was probably forged during the unplanned landing of the vessel.</text:p>
      <text:p text:style-name="P6"><text:span text:style-name="T10"><text:tab/>“</text:span><text:span text:style-name="T11">Everything is fine, Miss Roberts, </text:span><text:span text:style-name="T26">d</text:span><text:span text:style-name="T11">on't worry.” </text:span><text:span text:style-name="T22">I</text:span><text:span text:style-name="T11"> tried to keep her calm. If </text:span><text:span text:style-name="T26">Gwendolyn were to</text:span><text:span text:style-name="T11"> vomit and lose consciousness inside the </text:span><text:span text:style-name="T22">hazmat</text:span><text:span text:style-name="T11"> suit, she might suffocate from her own stomach acids. An exposure to the planet's atmosphere could be as </text:span><text:span text:style-name="T22">fatal</text:span><text:span text:style-name="T11"> in the unfiltered zones such as a </text:span><text:span text:style-name="T18">ruptured</text:span><text:span text:style-name="T11"> Bio-carrier. The evaluation process was at risk </text:span><text:span text:style-name="T22">just </text:span><text:span text:style-name="T11">as </text:span><text:span text:style-name="T22">our</text:span><text:span text:style-name="T11"> own life via </text:span><text:span text:style-name="T22">a </text:span><text:span text:style-name="T11">court martial execution. </text:span><text:span text:style-name="T22">We</text:span><text:span text:style-name="T11"> have been saved before a couple of times due to short</text:span><text:span text:style-name="T22">age in</text:span><text:span text:style-name="T11"> man-power, but a string of new recruits lately seemed to reduce </text:span><text:span text:style-name="T22">our</text:span><text:span text:style-name="T11"> value in the HR </text:span><text:span text:style-name="T17">rosters</text:span><text:span text:style-name="T11">.</text:span></text:p>
      <text:p text:style-name="P17"><text:tab/>“Echo one, calling at your freq. Over.”</text:p>
      <text:p text:style-name="P17"><text:tab/>“This is echo one, please identify.”</text:p>
      <text:p text:style-name="P6"><text:span text:style-name="T11"><text:tab/>“This is </text:span><text:span text:style-name="T12">Charlie leader, I need dust off in thirty, over.”</text:span></text:p>
      <text:p text:style-name="P18"><text:tab/>“That's a negative, sir.”</text:p>
      <text:p text:style-name="P18"><text:tab/>“What do you mean, negative? Where are you?”</text:p>
      <text:p text:style-name="P6"><text:span text:style-name="T12"><text:tab/>“I can be there in </text:span><text:span text:style-name="T15">less than five</text:span><text:span text:style-name="T12">, I perched on the rock to the north-west of your current position, </text:span><text:soft-page-break/><text:span text:style-name="T12">Charlie leader.”</text:span></text:p>
      <text:p text:style-name="P18"><text:tab/>A sigh of relief was slightly <text:span text:style-name="T39">audible</text:span> over the radio. “I have one HVI to pick up. I'll finish the survey with Cpl. Valden. Evaluation would seem to be total loss in terms of flight capabilities. I'll also need another round of the bio-mass and sanitation department if you know what I mean. Relay to HQ and come pick her up.”</text:p>
      <text:p text:style-name="P19"><text:tab/>“I'm fine, now, sergeant.”</text:p>
      <text:p text:style-name="P19"><text:tab/>“No, you're not, and I don't blame you, Gwendolyn. We're already immune to the sight of blood because it is a common everyday thing for us. You on the other hand, panicked. I have higher <text:s/>authority here on the field and you<text:span text:style-name="T39">'re</text:span> endanger<text:span text:style-name="T39">ing</text:span> us and yourself right now. Don't take it personally.”</text:p>
      <text:p text:style-name="P20">She gave a very piercing look at the sergeant at first, but <text:span text:style-name="T39">t</text:span>hen her gaze dropped at me like a D18 taking down a small mountain to create a protective trench.</text:p>
      <text:p text:style-name="P20"><text:tab/>“<text:span text:style-name="T36">I heard you have a sister in Kennel 128, right?” I asked to keep her calm.</text:span></text:p>
      <text:p text:style-name="P20"><text:tab/>“<text:span text:style-name="T36">No... She's my niece, Cpl. Vannesa Roberts.” I was holding her hand now, checking her pulse,</text:span></text:p>
      <text:p text:style-name="P21">blood pressure and the rhythm of her shakes. She seem<text:span text:style-name="T41">ed</text:span> calm<text:span text:style-name="T41">er,</text:span> a bit. She still needed to be evacuated according to the Sarge. A passing thought negated my opinion that she can stay on board.</text:p>
      <text:p text:style-name="P21">One does not have to <text:span text:style-name="T39">have</text:span> telepathic abilities to know how little faith he has in me. One day I'll prove him his methods are antiquated. I hope we were sufficiently well behaved for her report to have some positive feedback. <text:span text:style-name="T39">I would really hate her if my promotion were at risk on account of her inability to cope with a few dismembered body parts. What's taking the evac so long to get here, damn i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oZooL </meta:initial-creator>
    <meta:creation-date>2013-10-28T03:45:36.703172208</meta:creation-date>
    <dc:date>2013-11-28T05:14:47.889280175</dc:date>
    <dc:creator>OoZooL </dc:creator>
    <meta:editing-duration>PT4H4M56S</meta:editing-duration>
    <meta:editing-cycles>25</meta:editing-cycles>
    <meta:generator>LibreOffice/4.1.3.2$Linux_X86_64 LibreOffice_project/410$Build-2</meta:generator>
    <meta:document-statistic meta:table-count="0" meta:image-count="0" meta:object-count="0" meta:page-count="5" meta:paragraph-count="76" meta:word-count="2081" meta:character-count="11883" meta:non-whitespace-character-count="9802"/>
  </office:meta>
</office:document-meta>
</file>